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11in"/>
    </style:style>
    <style:style style:name="co2" style:family="table-column">
      <style:table-column-properties fo:break-before="auto" style:column-width="0.9575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4181in"/>
    </style:style>
    <style:style style:name="co5" style:family="table-column">
      <style:table-column-properties fo:break-before="auto" style:column-width="1.5043in"/>
    </style:style>
    <style:style style:name="co6" style:family="table-column">
      <style:table-column-properties fo:break-before="auto" style:column-width="1.1827in"/>
    </style:style>
    <style:style style:name="co7" style:family="table-column">
      <style:table-column-properties fo:break-before="auto" style:column-width="1.6862in"/>
    </style:style>
    <style:style style:name="co8" style:family="table-column">
      <style:table-column-properties fo:break-before="auto" style:column-width="1.28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number-columns-repeated="3" table:default-cell-style-name="Default"/>
        <table:table-row table:style-name="ro1">
          <table:table-cell office:value-type="string" calcext:value-type="string">
            <text:p>Start Distance</text:p>
          </table:table-cell>
          <table:table-cell office:value-type="string" calcext:value-type="string">
            <text:p>End Distance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Left Encoder</text:p>
          </table:table-cell>
          <table:table-cell office:value-type="string" calcext:value-type="string">
            <text:p>Left Wheel Rotations</text:p>
          </table:table-cell>
          <table:table-cell office:value-type="string" calcext:value-type="string">
            <text:p>Right Encoder</text:p>
          </table:table-cell>
          <table:table-cell office:value-type="string" calcext:value-type="string">
            <text:p>Right Wheel Rotations</text:p>
          </table:table-cell>
          <table:table-cell office:value-type="string" calcext:value-type="string">
            <text:p>Average Encoder</text:p>
          </table:table-cell>
          <table:table-cell office:value-type="string" calcext:value-type="string">
            <text:p>Average Wheel Rotations</text:p>
          </table:table-cell>
          <table:table-cell office:value-type="string" calcext:value-type="string">
            <text:p>Rotations/Meter</text:p>
          </table:table-cell>
          <table:table-cell office:value-type="string" calcext:value-type="string">
            <text:p>Diameter</text:p>
          </table:table-cell>
          <table:table-cell/>
          <table:table-cell office:value-type="string" calcext:value-type="string">
            <text:p>Notes</text:p>
          </table:table-cell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24.81" calcext:value-type="float">
            <text:p>24.81</text:p>
          </table:table-cell>
          <table:table-cell table:formula="of:=ABS([.B2]-[.A2])" office:value-type="float" office:value="24.67" calcext:value-type="float">
            <text:p>24.67</text:p>
          </table:table-cell>
          <table:table-cell office:value-type="float" office:value="77383" calcext:value-type="float">
            <text:p>77383</text:p>
          </table:table-cell>
          <table:table-cell table:formula="of:=[.D2]/1024" office:value-type="float" office:value="75.5693359375" calcext:value-type="float">
            <text:p>75.5693359375</text:p>
          </table:table-cell>
          <table:table-cell office:value-type="float" office:value="77942" calcext:value-type="float">
            <text:p>77942</text:p>
          </table:table-cell>
          <table:table-cell table:formula="of:=[.F2]/1024" office:value-type="float" office:value="76.115234375" calcext:value-type="float">
            <text:p>76.115234375</text:p>
          </table:table-cell>
          <table:table-cell table:formula="of:=([.D2]+[.F2])/2" office:value-type="float" office:value="77662.5" calcext:value-type="float">
            <text:p>77662.5</text:p>
          </table:table-cell>
          <table:table-cell table:formula="of:=[.H2]/1024" office:value-type="float" office:value="75.84228515625" calcext:value-type="float">
            <text:p>75.84228515625</text:p>
          </table:table-cell>
          <table:table-cell table:formula="of:=[.I2]/[.C2]" office:value-type="float" office:value="3.07427179392987" calcext:value-type="float">
            <text:p>3.07427179392987</text:p>
          </table:table-cell>
          <table:table-cell table:formula="of:=(1/[.J2])/PI()" office:value-type="float" office:value="0.103539929947733" calcext:value-type="float">
            <text:p>0.103539929947733</text:p>
          </table:table-cell>
          <table:table-cell/>
          <table:table-cell office:value-type="string" calcext:value-type="string">
            <text:p>Slow</text:p>
          </table:table-cell>
        </table:table-row>
        <table:table-row table:style-name="ro1">
          <table:table-cell office:value-type="float" office:value="0.37" calcext:value-type="float">
            <text:p>0.37</text:p>
          </table:table-cell>
          <table:table-cell office:value-type="float" office:value="24.09" calcext:value-type="float">
            <text:p>24.09</text:p>
          </table:table-cell>
          <table:table-cell table:formula="of:=ABS([.B3]-[.A3])" office:value-type="float" office:value="23.72" calcext:value-type="float">
            <text:p>23.72</text:p>
          </table:table-cell>
          <table:table-cell office:value-type="float" office:value="74160" calcext:value-type="float">
            <text:p>74160</text:p>
          </table:table-cell>
          <table:table-cell table:formula="of:=[.D3]/1024" office:value-type="float" office:value="72.421875" calcext:value-type="float">
            <text:p>72.421875</text:p>
          </table:table-cell>
          <table:table-cell office:value-type="float" office:value="74731" calcext:value-type="float">
            <text:p>74731</text:p>
          </table:table-cell>
          <table:table-cell table:formula="of:=[.F3]/1024" office:value-type="float" office:value="72.9794921875" calcext:value-type="float">
            <text:p>72.9794921875</text:p>
          </table:table-cell>
          <table:table-cell table:formula="of:=([.D3]+[.F3])/2" office:value-type="float" office:value="74445.5" calcext:value-type="float">
            <text:p>74445.5</text:p>
          </table:table-cell>
          <table:table-cell table:formula="of:=[.H3]/1024" office:value-type="float" office:value="72.70068359375" calcext:value-type="float">
            <text:p>72.70068359375</text:p>
          </table:table-cell>
          <table:table-cell table:formula="of:=[.I3]/[.C3]" office:value-type="float" office:value="3.06495293396922" calcext:value-type="float">
            <text:p>3.06495293396922</text:p>
          </table:table-cell>
          <table:table-cell table:formula="of:=(1/[.J3])/PI()" office:value-type="float" office:value="0.103854738732176" calcext:value-type="float">
            <text:p>0.103854738732176</text:p>
          </table:table-cell>
          <table:table-cell/>
          <table:table-cell office:value-type="string" calcext:value-type="string">
            <text:p>Medium</text:p>
          </table:table-cell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24.84" calcext:value-type="float">
            <text:p>24.84</text:p>
          </table:table-cell>
          <table:table-cell table:formula="of:=ABS([.B4]-[.A4])" office:value-type="float" office:value="24.66" calcext:value-type="float">
            <text:p>24.66</text:p>
          </table:table-cell>
          <table:table-cell office:value-type="float" office:value="75830" calcext:value-type="float">
            <text:p>75830</text:p>
          </table:table-cell>
          <table:table-cell table:formula="of:=[.D4]/1024" office:value-type="float" office:value="74.052734375" calcext:value-type="float">
            <text:p>74.052734375</text:p>
          </table:table-cell>
          <table:table-cell office:value-type="float" office:value="74200" calcext:value-type="float">
            <text:p>74200</text:p>
          </table:table-cell>
          <table:table-cell table:formula="of:=[.F4]/1024" office:value-type="float" office:value="72.4609375" calcext:value-type="float">
            <text:p>72.4609375</text:p>
          </table:table-cell>
          <table:table-cell table:formula="of:=([.D4]+[.F4])/2" office:value-type="float" office:value="75015" calcext:value-type="float">
            <text:p>75015</text:p>
          </table:table-cell>
          <table:table-cell table:formula="of:=[.H4]/1024" office:value-type="float" office:value="73.2568359375" calcext:value-type="float">
            <text:p>73.2568359375</text:p>
          </table:table-cell>
          <table:table-cell table:formula="of:=[.I4]/[.C4]" office:value-type="float" office:value="2.97067461222628" calcext:value-type="float">
            <text:p>2.97067461222628</text:p>
          </table:table-cell>
          <table:table-cell table:formula="of:=(1/[.J4])/PI()" office:value-type="float" office:value="0.107150707409602" calcext:value-type="float">
            <text:p>0.107150707409602</text:p>
          </table:table-cell>
          <table:table-cell/>
          <table:table-cell office:value-type="string" calcext:value-type="string">
            <text:p>Fast, steer stick 50%</text:p>
          </table:table-cell>
        </table:table-row>
        <table:table-row table:style-name="ro1">
          <table:table-cell office:value-type="float" office:value="1.16" calcext:value-type="float">
            <text:p>1.16</text:p>
          </table:table-cell>
          <table:table-cell office:value-type="float" office:value="25.27" calcext:value-type="float">
            <text:p>25.27</text:p>
          </table:table-cell>
          <table:table-cell table:formula="of:=ABS([.B5]-[.A5])" office:value-type="float" office:value="24.11" calcext:value-type="float">
            <text:p>24.11</text:p>
          </table:table-cell>
          <table:table-cell office:value-type="float" office:value="76156" calcext:value-type="float">
            <text:p>76156</text:p>
          </table:table-cell>
          <table:table-cell table:formula="of:=[.D5]/1024" office:value-type="float" office:value="74.37109375" calcext:value-type="float">
            <text:p>74.37109375</text:p>
          </table:table-cell>
          <table:table-cell office:value-type="float" office:value="76922" calcext:value-type="float">
            <text:p>76922</text:p>
          </table:table-cell>
          <table:table-cell table:formula="of:=[.F5]/1024" office:value-type="float" office:value="75.119140625" calcext:value-type="float">
            <text:p>75.119140625</text:p>
          </table:table-cell>
          <table:table-cell table:formula="of:=([.D5]+[.F5])/2" office:value-type="float" office:value="76539" calcext:value-type="float">
            <text:p>76539</text:p>
          </table:table-cell>
          <table:table-cell table:formula="of:=[.H5]/1024" office:value-type="float" office:value="74.7451171875" calcext:value-type="float">
            <text:p>74.7451171875</text:p>
          </table:table-cell>
          <table:table-cell table:formula="of:=[.I5]/[.C5]" office:value-type="float" office:value="3.10017076679801" calcext:value-type="float">
            <text:p>3.10017076679801</text:p>
          </table:table-cell>
          <table:table-cell table:formula="of:=(1/[.J5])/PI()" office:value-type="float" office:value="0.102674952487393" calcext:value-type="float">
            <text:p>0.102674952487393</text:p>
          </table:table-cell>
          <table:table-cell/>
          <table:table-cell office:value-type="string" calcext:value-type="string">
            <text:p>Steer stick 75%</text:p>
          </table:table-cell>
        </table:table-row>
        <table:table-row table:style-name="ro1">
          <table:table-cell office:value-type="float" office:value="0.49" calcext:value-type="float">
            <text:p>0.49</text:p>
          </table:table-cell>
          <table:table-cell office:value-type="float" office:value="24.43" calcext:value-type="float">
            <text:p>24.43</text:p>
          </table:table-cell>
          <table:table-cell table:formula="of:=ABS([.B6]-[.A6])" office:value-type="float" office:value="23.94" calcext:value-type="float">
            <text:p>23.94</text:p>
          </table:table-cell>
          <table:table-cell office:value-type="float" office:value="74977" calcext:value-type="float">
            <text:p>74977</text:p>
          </table:table-cell>
          <table:table-cell table:formula="of:=[.D6]/1024" office:value-type="float" office:value="73.2197265625" calcext:value-type="float">
            <text:p>73.2197265625</text:p>
          </table:table-cell>
          <table:table-cell office:value-type="float" office:value="75530" calcext:value-type="float">
            <text:p>75530</text:p>
          </table:table-cell>
          <table:table-cell table:formula="of:=[.F6]/1024" office:value-type="float" office:value="73.759765625" calcext:value-type="float">
            <text:p>73.759765625</text:p>
          </table:table-cell>
          <table:table-cell table:formula="of:=([.D6]+[.F6])/2" office:value-type="float" office:value="75253.5" calcext:value-type="float">
            <text:p>75253.5</text:p>
          </table:table-cell>
          <table:table-cell table:formula="of:=[.H6]/1024" office:value-type="float" office:value="73.48974609375" calcext:value-type="float">
            <text:p>73.48974609375</text:p>
          </table:table-cell>
          <table:table-cell table:formula="of:=[.I6]/[.C6]" office:value-type="float" office:value="3.06974712171053" calcext:value-type="float">
            <text:p>3.06974712171053</text:p>
          </table:table-cell>
          <table:table-cell table:formula="of:=(1/[.J6])/PI()" office:value-type="float" office:value="0.103692543249759" calcext:value-type="float">
            <text:p>0.103692543249759</text:p>
          </table:table-cell>
          <table:table-cell/>
          <table:table-cell office:value-type="string" calcext:value-type="string">
            <text:p>Steer stick 75%</text:p>
          </table:table-cell>
        </table:table-row>
        <table:table-row table:style-name="ro1">
          <table:table-cell office:value-type="float" office:value="25.15" calcext:value-type="float">
            <text:p>25.15</text:p>
          </table:table-cell>
          <table:table-cell office:value-type="float" office:value="4.57" calcext:value-type="float">
            <text:p>4.57</text:p>
          </table:table-cell>
          <table:table-cell table:formula="of:=ABS([.B7]-[.A7])" office:value-type="float" office:value="20.58" calcext:value-type="float">
            <text:p>20.58</text:p>
          </table:table-cell>
          <table:table-cell office:value-type="float" office:value="62727" calcext:value-type="float">
            <text:p>62727</text:p>
          </table:table-cell>
          <table:table-cell table:formula="of:=[.D7]/1024" office:value-type="float" office:value="61.2568359375" calcext:value-type="float">
            <text:p>61.2568359375</text:p>
          </table:table-cell>
          <table:table-cell office:value-type="float" office:value="62517" calcext:value-type="float">
            <text:p>62517</text:p>
          </table:table-cell>
          <table:table-cell table:formula="of:=[.F7]/1024" office:value-type="float" office:value="61.0517578125" calcext:value-type="float">
            <text:p>61.0517578125</text:p>
          </table:table-cell>
          <table:table-cell table:formula="of:=([.D7]+[.F7])/2" office:value-type="float" office:value="62622" calcext:value-type="float">
            <text:p>62622</text:p>
          </table:table-cell>
          <table:table-cell table:formula="of:=[.H7]/1024" office:value-type="float" office:value="61.154296875" calcext:value-type="float">
            <text:p>61.154296875</text:p>
          </table:table-cell>
          <table:table-cell table:formula="of:=[.I7]/[.C7]" office:value-type="float" office:value="2.97154017857143" calcext:value-type="float">
            <text:p>2.97154017857143</text:p>
          </table:table-cell>
          <table:table-cell table:formula="of:=(1/[.J7])/PI()" office:value-type="float" office:value="0.107119495970207" calcext:value-type="float">
            <text:p>0.107119495970207</text:p>
          </table:table-cell>
          <table:table-cell/>
          <table:table-cell office:value-type="string" calcext:value-type="string">
            <text:p>Steer stick 75%, slid and brownout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Averages</text:p>
          </table:table-cell>
          <table:table-cell table:formula="of:=AVERAGE([.J2:.J7])" office:value-type="float" office:value="3.04189290120089" calcext:value-type="float">
            <text:p>3.04189290120089</text:p>
          </table:table-cell>
          <table:table-cell table:formula="of:=AVERAGE([.K2:.K7])" office:value-type="float" office:value="0.104672061299478" calcext:value-type="float">
            <text:p>0.104672061299478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1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14T17:33:53.626470884</meta:creation-date>
    <dc:date>2022-02-14T18:00:47.755761109</dc:date>
    <meta:editing-duration>PT4M33S</meta:editing-duration>
    <meta:editing-cycles>2</meta:editing-cycles>
    <meta:generator>LibreOffice/7.2.5.2$Linux_X86_64 LibreOffice_project/20$Build-2</meta:generator>
    <meta:document-statistic meta:table-count="1" meta:cell-count="87" meta:object-count="0"/>
  </office:meta>
</office:document-meta>
</file>